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Geneva, Tahoma, Arial, Helvetica, sans-serif"/>
    <style:font-face style:name="arial" svg:font-family="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1215in"/>
    </style:style>
    <style:style style:name="Table1.B" style:family="table-column">
      <style:table-column-properties style:column-width="5.801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29in" table:align="left" style:shadow="none"/>
    </style:style>
    <style:style style:name="Table2.A" style:family="table-column">
      <style:table-column-properties style:column-width="1.1215in"/>
    </style:style>
    <style:style style:name="Table2.B" style:family="table-column">
      <style:table-column-properties style:column-width="5.8014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ba1ae0" officeooo:paragraph-rsid="019a4ae1"/>
    </style:style>
    <style:style style:name="P2" style:family="paragraph" style:parent-style-name="Text_20_body">
      <style:text-properties officeooo:rsid="021105e7" officeooo:paragraph-rsid="021144f9"/>
    </style:style>
    <style:style style:name="P3" style:family="paragraph" style:parent-style-name="Text_20_body">
      <style:text-properties officeooo:rsid="021105e7" officeooo:paragraph-rsid="02152ed4"/>
    </style:style>
    <style:style style:name="P4" style:family="paragraph" style:parent-style-name="Text_20_body">
      <style:text-properties style:font-name="Liberation Serif" fo:font-size="12pt" fo:font-weight="bold" officeooo:rsid="021105e7" officeooo:paragraph-rsid="021144f9" style:font-size-asian="10.5pt" style:font-weight-asian="bold" style:font-size-complex="12pt" style:font-weight-complex="bold"/>
    </style:style>
    <style:style style:name="P5" style:family="paragraph" style:parent-style-name="Text_20_body">
      <style:text-properties style:font-name="Liberation Serif" fo:font-size="12pt" fo:font-weight="bold" officeooo:rsid="0229dc77" officeooo:paragraph-rsid="022aaac5" style:font-size-asian="10.5pt" style:font-weight-asian="bold" style:font-size-complex="12pt" style:font-weight-complex="bold"/>
    </style:style>
    <style:style style:name="P6" style:family="paragraph" style:parent-style-name="Text_20_body">
      <style:text-properties style:font-name="Liberation Serif" fo:font-size="12pt" fo:font-weight="bold" officeooo:rsid="022f08f8" officeooo:paragraph-rsid="022f08f8" style:font-size-asian="10.5pt" style:font-weight-asian="bold" style:font-size-complex="12pt" style:font-weight-complex="bold"/>
    </style:style>
    <style:style style:name="P7" style:family="paragraph" style:parent-style-name="Text_20_body">
      <style:text-properties style:font-name="Liberation Serif" fo:font-size="12pt" fo:font-weight="bold" officeooo:rsid="022f08f8" officeooo:paragraph-rsid="0234988d" style:font-size-asian="10.5pt" style:font-weight-asian="bold" style:font-size-complex="12pt" style:font-weight-complex="bold"/>
    </style:style>
    <style:style style:name="P8" style:family="paragraph" style:parent-style-name="Text_20_body">
      <style:text-properties style:font-name="Liberation Serif" fo:font-size="12pt" officeooo:rsid="021f0224" officeooo:paragraph-rsid="021f0224" style:font-size-asian="10.5pt" style:font-size-complex="12pt"/>
    </style:style>
    <style:style style:name="P9" style:family="paragraph" style:parent-style-name="Text_20_body">
      <style:text-properties style:font-name="Liberation Serif" fo:font-size="12pt" officeooo:rsid="021105e7" officeooo:paragraph-rsid="02210fc4" style:font-size-asian="10.5pt" style:font-size-complex="12pt"/>
    </style:style>
    <style:style style:name="P10" style:family="paragraph" style:parent-style-name="Text_20_body">
      <style:text-properties style:font-name="Liberation Serif" fo:font-size="12pt" officeooo:rsid="02210fc4" officeooo:paragraph-rsid="02210fc4" style:font-size-asian="10.5pt" style:font-size-complex="12pt"/>
    </style:style>
    <style:style style:name="P11" style:family="paragraph" style:parent-style-name="Text_20_body">
      <style:text-properties style:font-name="Liberation Serif" fo:font-size="12pt" officeooo:rsid="02228ff0" officeooo:paragraph-rsid="02228ff0" style:font-size-asian="10.5pt" style:font-size-complex="12pt"/>
    </style:style>
    <style:style style:name="P12" style:family="paragraph" style:parent-style-name="Text_20_body">
      <style:text-properties style:font-name="Liberation Serif" fo:font-size="12pt" officeooo:rsid="022394af" officeooo:paragraph-rsid="0225fccb" style:font-size-asian="10.5pt" style:font-size-complex="12pt"/>
    </style:style>
    <style:style style:name="P13" style:family="paragraph" style:parent-style-name="Text_20_body">
      <style:text-properties style:font-name="Liberation Serif" fo:font-size="12pt" officeooo:rsid="02269537" officeooo:paragraph-rsid="022b5641" style:font-size-asian="10.5pt" style:font-size-complex="12pt"/>
    </style:style>
    <style:style style:name="P14" style:family="paragraph" style:parent-style-name="Text_20_body">
      <style:text-properties style:font-name="Liberation Serif" fo:font-size="12pt" officeooo:rsid="0229dc77" officeooo:paragraph-rsid="0229dc77" style:font-size-asian="10.5pt" style:font-size-complex="12pt"/>
    </style:style>
    <style:style style:name="P15" style:family="paragraph" style:parent-style-name="Text_20_body">
      <style:text-properties officeooo:rsid="019a4ae1" officeooo:paragraph-rsid="019a4ae1"/>
    </style:style>
    <style:style style:name="P16" style:family="paragraph" style:parent-style-name="Text_20_body">
      <style:text-properties officeooo:rsid="021b1f81" officeooo:paragraph-rsid="021b1f81"/>
    </style:style>
    <style:style style:name="P17" style:family="paragraph" style:parent-style-name="Text_20_body">
      <style:text-properties officeooo:rsid="021b1f81" officeooo:paragraph-rsid="021d5976"/>
    </style:style>
    <style:style style:name="P18" style:family="paragraph" style:parent-style-name="Text_20_body">
      <style:text-properties officeooo:rsid="021ff6db" officeooo:paragraph-rsid="021ff6db"/>
    </style:style>
    <style:style style:name="P19" style:family="paragraph" style:parent-style-name="Text_20_body">
      <style:text-properties officeooo:rsid="022aaac5" officeooo:paragraph-rsid="022aaac5"/>
    </style:style>
    <style:style style:name="P20" style:family="paragraph" style:parent-style-name="Text_20_body">
      <style:text-properties officeooo:rsid="02103f11" officeooo:paragraph-rsid="02103f11"/>
    </style:style>
    <style:style style:name="P21" style:family="paragraph" style:parent-style-name="Text_20_body">
      <style:text-properties officeooo:rsid="0231c78b" officeooo:paragraph-rsid="0233228f"/>
    </style:style>
    <style:style style:name="P22" style:family="paragraph" style:parent-style-name="Text_20_body">
      <style:text-properties officeooo:rsid="0231c78b" officeooo:paragraph-rsid="023652e8"/>
    </style:style>
    <style:style style:name="P23" style:family="paragraph" style:parent-style-name="Text_20_body">
      <style:text-properties officeooo:rsid="02341f2b" officeooo:paragraph-rsid="02341f2b"/>
    </style:style>
    <style:style style:name="P24" style:family="paragraph" style:parent-style-name="Heading_20_2">
      <style:text-properties style:font-name="Liberation Serif" fo:font-size="14pt" officeooo:rsid="00a3fbe1" officeooo:paragraph-rsid="00a3fbe1" style:font-size-asian="14pt" style:font-size-complex="14pt"/>
    </style:style>
    <style:style style:name="P25" style:family="paragraph" style:parent-style-name="Heading_20_2">
      <style:text-properties fo:font-size="14pt" style:font-size-asian="14pt" style:font-size-complex="14pt"/>
    </style:style>
    <style:style style:name="P26" style:family="paragraph" style:parent-style-name="Heading_20_2">
      <style:text-properties fo:font-size="14pt" officeooo:rsid="02103f11" officeooo:paragraph-rsid="021f0224" style:font-size-asian="14pt" style:font-size-complex="14pt"/>
    </style:style>
    <style:style style:name="P27" style:family="paragraph" style:parent-style-name="Heading_20_2">
      <style:text-properties fo:font-size="14pt" officeooo:paragraph-rsid="02210fc4" style:font-size-asian="14pt" style:font-size-complex="14pt"/>
    </style:style>
    <style:style style:name="P28" style:family="paragraph" style:parent-style-name="Table_20_Contents">
      <style:text-properties style:font-name="Liberation Serif" fo:font-size="12pt" officeooo:rsid="022aaac5" officeooo:paragraph-rsid="022aaac5" style:font-size-asian="10.5pt" style:font-size-complex="12pt"/>
    </style:style>
    <style:style style:name="P29" style:family="paragraph" style:parent-style-name="Table_20_Contents">
      <style:text-properties style:font-name="Liberation Mono" fo:font-size="10pt" style:font-size-asian="10pt" style:font-size-complex="10pt"/>
    </style:style>
    <style:style style:name="P30" style:family="paragraph" style:parent-style-name="Table_20_Contents">
      <style:text-properties style:font-name="Liberation Mono" fo:font-size="10pt" officeooo:paragraph-rsid="0234988d" style:font-size-asian="10pt" style:font-size-complex="10pt"/>
    </style:style>
    <style:style style:name="P31" style:family="paragraph" style:parent-style-name="Heading_20_3">
      <style:text-properties fo:font-size="12pt" style:font-size-asian="12pt" style:font-size-complex="12pt"/>
    </style:style>
    <style:style style:name="P32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0.5pt" style:font-size-complex="12pt"/>
    </style:style>
    <style:style style:name="T3" style:family="text">
      <style:text-properties style:font-name="Liberation Serif" fo:font-size="12pt" officeooo:rsid="00be606b" style:font-size-asian="10.5pt" style:font-size-complex="12pt"/>
    </style:style>
    <style:style style:name="T4" style:family="text">
      <style:text-properties style:font-name="Liberation Serif" fo:font-size="12pt" officeooo:rsid="019422e1" style:font-size-asian="10.5pt" style:font-size-complex="12pt"/>
    </style:style>
    <style:style style:name="T5" style:family="text">
      <style:text-properties style:font-name="Liberation Serif" fo:font-size="12pt" officeooo:rsid="01ce3796" style:font-size-asian="10.5pt" style:font-size-complex="12pt"/>
    </style:style>
    <style:style style:name="T6" style:family="text">
      <style:text-properties style:font-name="Liberation Serif" fo:font-size="12pt" officeooo:rsid="01ecc53c" style:font-size-asian="10.5pt" style:font-size-complex="12pt"/>
    </style:style>
    <style:style style:name="T7" style:family="text">
      <style:text-properties style:font-name="Liberation Serif" fo:font-size="12pt" officeooo:rsid="020fe7f0" style:font-size-asian="10.5pt" style:font-size-complex="12pt"/>
    </style:style>
    <style:style style:name="T8" style:family="text">
      <style:text-properties style:font-name="Liberation Serif" fo:font-size="12pt" officeooo:rsid="021144f9" style:font-size-asian="10.5pt" style:font-size-complex="12pt"/>
    </style:style>
    <style:style style:name="T9" style:family="text">
      <style:text-properties style:font-name="Liberation Serif" fo:font-size="12pt" officeooo:rsid="02120315" style:font-size-asian="10.5pt" style:font-size-complex="12pt"/>
    </style:style>
    <style:style style:name="T10" style:family="text">
      <style:text-properties style:font-name="Liberation Serif" fo:font-size="12pt" officeooo:rsid="0213fddf" style:font-size-asian="10.5pt" style:font-size-complex="12pt"/>
    </style:style>
    <style:style style:name="T11" style:family="text">
      <style:text-properties style:font-name="Liberation Serif" fo:font-size="12pt" officeooo:rsid="02152ed4" style:font-size-asian="10.5pt" style:font-size-complex="12pt"/>
    </style:style>
    <style:style style:name="T12" style:family="text">
      <style:text-properties style:font-name="Liberation Serif" fo:font-size="12pt" officeooo:rsid="0216521f" style:font-size-asian="10.5pt" style:font-size-complex="12pt"/>
    </style:style>
    <style:style style:name="T13" style:family="text">
      <style:text-properties style:font-name="Liberation Serif" fo:font-size="12pt" officeooo:rsid="021b1f81" style:font-size-asian="10.5pt" style:font-size-complex="12pt"/>
    </style:style>
    <style:style style:name="T14" style:family="text">
      <style:text-properties style:font-name="Liberation Serif" fo:font-size="12pt" officeooo:rsid="021bbbbd" style:font-size-asian="10.5pt" style:font-size-complex="12pt"/>
    </style:style>
    <style:style style:name="T15" style:family="text">
      <style:text-properties style:font-name="Liberation Serif" fo:font-size="12pt" officeooo:rsid="021d5976" style:font-size-asian="10.5pt" style:font-size-complex="12pt"/>
    </style:style>
    <style:style style:name="T16" style:family="text">
      <style:text-properties style:font-name="Liberation Serif" fo:font-size="12pt" officeooo:rsid="021f0224" style:font-size-asian="10.5pt" style:font-size-complex="12pt"/>
    </style:style>
    <style:style style:name="T17" style:family="text">
      <style:text-properties style:font-name="Liberation Serif" fo:font-size="12pt" officeooo:rsid="0223af68" style:font-size-asian="10.5pt" style:font-size-complex="12pt"/>
    </style:style>
    <style:style style:name="T18" style:family="text">
      <style:text-properties style:font-name="Liberation Serif" fo:font-size="12pt" officeooo:rsid="02258f28" style:font-size-asian="10.5pt" style:font-size-complex="12pt"/>
    </style:style>
    <style:style style:name="T19" style:family="text">
      <style:text-properties style:font-name="Liberation Serif" fo:font-size="12pt" officeooo:rsid="0229dc77" style:font-size-asian="10.5pt" style:font-size-complex="12pt"/>
    </style:style>
    <style:style style:name="T20" style:family="text">
      <style:text-properties style:font-name="Liberation Serif" fo:font-size="12pt" officeooo:rsid="022b5641" style:font-size-asian="10.5pt" style:font-size-complex="12pt"/>
    </style:style>
    <style:style style:name="T21" style:family="text">
      <style:text-properties style:font-name="Liberation Serif" fo:font-size="12pt" officeooo:rsid="022b96a4" style:font-size-asian="10.5pt" style:font-size-complex="12pt"/>
    </style:style>
    <style:style style:name="T22" style:family="text">
      <style:text-properties style:font-name="Liberation Serif" officeooo:rsid="01ecc53c"/>
    </style:style>
    <style:style style:name="T23" style:family="text">
      <style:text-properties officeooo:rsid="00a27f03"/>
    </style:style>
    <style:style style:name="T24" style:family="text">
      <style:text-properties officeooo:rsid="00a8bc8b"/>
    </style:style>
    <style:style style:name="T25" style:family="text">
      <style:text-properties officeooo:rsid="00ba1ae0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officeooo:rsid="02228ff0" style:font-size-asian="14pt" style:font-size-complex="14pt"/>
    </style:style>
    <style:style style:name="T28" style:family="text">
      <style:text-properties fo:font-size="14pt" officeooo:rsid="0233228f" style:font-size-asian="14pt" style:font-size-complex="14pt"/>
    </style:style>
    <style:style style:name="T29" style:family="text">
      <style:text-properties fo:font-size="14pt" officeooo:rsid="02341f2b" style:font-size-asian="14pt" style:font-size-complex="14pt"/>
    </style:style>
    <style:style style:name="T30" style:family="text">
      <style:text-properties fo:font-size="14pt" officeooo:rsid="0234988d" style:font-size-asian="14pt" style:font-size-complex="14pt"/>
    </style:style>
    <style:style style:name="T31" style:family="text">
      <style:text-properties fo:font-size="14pt" officeooo:rsid="023652e8" style:font-size-asian="14pt" style:font-size-complex="14pt"/>
    </style:style>
    <style:style style:name="T32" style:family="text">
      <style:text-properties fo:font-size="14pt" officeooo:rsid="023a2012" style:font-size-asian="14pt" style:font-size-complex="14pt"/>
    </style:style>
    <style:style style:name="T33" style:family="text">
      <style:text-properties officeooo:rsid="0219140c"/>
    </style:style>
    <style:style style:name="T34" style:family="text">
      <style:text-properties officeooo:rsid="0216521f"/>
    </style:style>
    <style:style style:name="T35" style:family="text">
      <style:text-properties officeooo:rsid="01ecc53c"/>
    </style:style>
    <style:style style:name="T36" style:family="text">
      <style:text-properties officeooo:rsid="02210fc4"/>
    </style:style>
    <style:style style:name="T37" style:family="text">
      <style:text-properties officeooo:rsid="02228ff0"/>
    </style:style>
    <style:style style:name="T38" style:family="text">
      <style:text-properties officeooo:rsid="022360bd"/>
    </style:style>
    <style:style style:name="T39" style:family="text">
      <style:text-properties officeooo:rsid="0223af68"/>
    </style:style>
    <style:style style:name="T40" style:family="text">
      <style:text-properties officeooo:rsid="02269537"/>
    </style:style>
    <style:style style:name="T41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42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T43" style:family="text">
      <style:text-properties fo:font-variant="normal" fo:text-transform="none" fo:color="#000000" style:font-name="Liberation Serif" fo:letter-spacing="normal" fo:font-style="normal" fo:font-weight="normal" officeooo:rsid="0228777f" style:font-weight-asian="normal" style:font-weight-complex="normal"/>
    </style:style>
    <style:style style:name="T44" style:family="text">
      <style:text-properties fo:font-variant="normal" fo:text-transform="none" fo:color="#000000" fo:letter-spacing="normal" fo:font-style="normal" fo:font-weight="normal" officeooo:rsid="022aaac5" style:font-weight-asian="normal" style:font-weight-complex="normal"/>
    </style:style>
    <style:style style:name="T45" style:family="text">
      <style:text-properties fo:font-variant="normal" fo:text-transform="none" fo:color="#000000" fo:letter-spacing="normal" fo:font-style="normal" fo:font-weight="normal" officeooo:rsid="022b5641" style:font-weight-asian="normal" style:font-weight-complex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229dc77"/>
    </style:style>
    <style:style style:name="T48" style:family="text">
      <style:text-properties officeooo:rsid="022b96a4"/>
    </style:style>
    <style:style style:name="T49" style:family="text">
      <style:text-properties officeooo:rsid="0233228f"/>
    </style:style>
    <style:style style:name="T50" style:family="text">
      <style:text-properties officeooo:rsid="0234988d"/>
    </style:style>
    <style:style style:name="T51" style:family="text">
      <style:text-properties officeooo:rsid="023652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CST<text:span text:style-name="T23">0006</text:span> – <text:span text:style-name="T25">Computer Programming Foundations</text:span></text:h>
      <text:h text:style-name="P24" text:outline-level="2">INTRODUCTION <text:span text:style-name="T24">to WEEK11</text:span></text:h>
      <text:p text:style-name="P1"><text:span text:style-name="T3">In this lecture and lab section we are going to </text:span><text:span text:style-name="T7">finish up with some extras </text:span><text:span text:style-name="T20">tools and concepts </text:span><text:span text:style-name="T7">that allow you to understand and develop better software. <text:s/></text:span><text:span text:style-name="T20">There is a seemingly endless tools and rules to learning how to build better software. <text:s/>The more you learn, the better equipped you will be.</text:span></text:p>
      <text:p text:style-name="P15"><text:span text:style-name="T4">A</text:span><text:span text:style-name="T2">fter this lecture and lab section, you will </text:span><text:span text:style-name="T5">have a general understanding </text:span><text:span text:style-name="T21">what tools and libraries that are available to you as a programmer</text:span><text:span text:style-name="T6">.</text:span></text:p>
      <text:h text:style-name="P25" text:outline-level="2"><text:span text:style-name="T1">Software </text:span><text:span text:style-name="T22">L</text:span><text:span text:style-name="T1">ibraries</text:span></text:h>
      <text:p text:style-name="P17"><text:span text:style-name="T14">A collection of pre-written </text:span><text:span text:style-name="T2">software </text:span><text:span text:style-name="T14">available to you </text:span><text:span text:style-name="T15">to add functionality to your program</text:span><text:span text:style-name="T14">. <text:s/>Software libraries are </text:span><text:span text:style-name="T21">supported and </text:span><text:span text:style-name="T14">included </text:span><text:span text:style-name="T21">by</text:span><text:span text:style-name="T14"> the programming language that you are using, </text:span><text:span text:style-name="T15">and have been test-driven and hardened against software bugs</text:span><text:span text:style-name="T2">. <text:s/></text:span><text:span text:style-name="T14">You can choose to include these libraries into your code instead of recreating the wheel every time </text:span><text:span text:style-name="T21">you write a new program. <text:s/>The better you know what is available to you, the more functional you become as a programmer.</text:span></text:p>
      <text:h text:style-name="P25" text:outline-level="2">Frameworks</text:h>
      <text:p text:style-name="P16"><text:span text:style-name="T2">Very much like a library, but acts like a </text:span><text:span text:style-name="T15">extra functionality</text:span><text:span text:style-name="T2"> that you conform to. <text:s/></text:span><text:span text:style-name="T15">Frameworks make the rules and hold up the hoops that you need to jump through. <text:s/>Most design decisions have been made for you.</text:span><text:span text:style-name="T12"> <text:s/></text:span><text:span text:style-name="T16">GUI software tools are considered frameworks. <text:s/>You can include them into your code, but there are strict ways that you need to implement them into your program. <text:s/>The framework makes up most of the design architecture and you fill in the blank parts.</text:span></text:p>
      <text:p text:style-name="P18"><text:span text:style-name="T16">B</text:span><text:span text:style-name="T2">oth software libraries and frameworks are considered modules, as they are separately written modules. <text:s/>When modules are grouped together under one directory, they are considered a package.</text:span></text:p>
      <text:h text:style-name="P26" text:outline-level="2">Application Programming Interface (API)</text:h>
      <text:p text:style-name="P8">An interface is described as the point where two system meet and interact with each other. <text:s/>When you’re driving a car, you are given a steering wheel, lights, a gas pedal, a break pedal… these are the tools that you use to interface with your car. <text:s/>For your radio, you get an on/off button, a tuner dial, a volume dial and some buttons to save radio stations. <text:s/>An application programming interface is the methods you can call, or your program can call to interact with the application you are interfacing with. <text:s/>Most times you don’t get to see the underlying code that makes the software run, you only get the available methods to make the code do its job.</text:p>
      <text:p text:style-name="P8"/>
      <text:p text:style-name="P8"/>
      <text:p text:style-name="P8"/>
      <text:h text:style-name="P27" text:outline-level="2"><text:soft-page-break/><text:span text:style-name="T36">Architectural</text:span> Patterns</text:h>
      <text:p text:style-name="P10"><text:span text:style-name="T34">A</text:span>rchitectural Patterns are the high-level design of a program. <text:s/><text:span text:style-name="T38">Architectural patterns and design patterns are often described as the same thing, (depending who you ask). <text:s/>Architectural patterns are more concerned with how a large program are broken into the structural pieces and how they relate to each other. <text:s/>Where as a design pattern is concerned with how the classes are broken up and interact with each other.</text:span></text:p>
      <text:h text:style-name="P31" text:outline-level="3">Operating Systems</text:h>
      <text:p text:style-name="P12">Operating systems is a perfect example of how a large project can be broken into different architectures. <text:s/>The Monolithic vs Microkernel “<text:span text:style-name="T39">which is better” debate has spanned decades and will probably span even more decades. <text:s/>The monolithic approach is that the kernel is a single large process that runs in a single address space. <text:s/>An example of a monolithic project is Linux. <text:s/>The microkernel approach is when the kernel is broken into smaller services (servers) and some run in the user space. <text:s/>Examples of microkernel systems are GNU Hurd and QNX. <text:s/>An example of a hybrid system would be OSX and Windows.</text:span></text:p>
      <text:h text:style-name="P31" text:outline-level="3">Model-View-Controller Pattern (MVC)</text:h>
      <text:p text:style-name="P3"><text:span text:style-name="T2">The MVC </text:span><text:span text:style-name="T17">architectural </text:span><text:span text:style-name="T2">pattern </text:span><text:span text:style-name="T13">is also </text:span><text:span text:style-name="T17">considered </text:span><text:span text:style-name="T13">a design </text:span><text:span text:style-name="T17">pattern</text:span><text:span text:style-name="T13">. <text:s/></text:span><text:span text:style-name="T17">Of all the different patterns, MVC is one of the </text:span><text:span text:style-name="T10">most popular design pattern</text:span><text:span text:style-name="T13">s</text:span><text:span text:style-name="T10">. <text:s/></text:span><text:span text:style-name="T11">In fact, there are some programming languages that demand you design your programs </text:span><text:span text:style-name="T18">using this model</text:span><text:span text:style-name="T11">. <text:s/>The MVC </text:span><text:span text:style-name="T17">architectural/</text:span><text:span text:style-name="T11">design pattern</text:span><text:span text:style-name="T10"> </text:span><text:span text:style-name="T2">allows you to break apart the presentation layer from the data layer so that you </text:span><text:span text:style-name="T8">can design each part of the program separately. <text:s/>It </text:span><text:span text:style-name="T11">allows you to </text:span><text:span text:style-name="T8">separate the data </text:span><text:span text:style-name="T11">layer</text:span><text:span text:style-name="T8"> from </text:span><text:span text:style-name="T2">the presentation </text:span><text:span text:style-name="T11">layer</text:span><text:span text:style-name="T2"> </text:span><text:span text:style-name="T8">so that you can change each part </text:span><text:span text:style-name="T9">without affecting the other part. <text:s/>There are an insane amount of ways to interpret this design pattern, but if you can successfully separate each of these three components, you’ve succeeded in creating th</text:span><text:span text:style-name="T10">e MVC</text:span><text:span text:style-name="T9"> design pattern. <text:s/></text:span><text:span text:style-name="T11">Regardless of </text:span><text:span text:style-name="T19">object oriented </text:span><text:span text:style-name="T11">programming language used, you can (and should) implement this design pattern </text:span><text:span text:style-name="T19">in some form or other</text:span><text:span text:style-name="T11">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odel</text:p>
          </table:table-cell>
          <table:table-cell table:style-name="Table1.A1" office:value-type="string">
            <text:p text:style-name="P2"><text:span text:style-name="T2">The data. <text:s/>This is the programming that deals with the data. <text:s/></text:span><text:span text:style-name="T9">Whether it be a database, a text file, a list of names, a bunch of points on a map. <text:s/>The retrieval and organization of the data falls under this category.</text:span></text:p>
          </table:table-cell>
        </table:table-row>
        <table:table-row>
          <table:table-cell table:style-name="Table1.A1" office:value-type="string">
            <text:p text:style-name="P4">View</text:p>
          </table:table-cell>
          <table:table-cell table:style-name="Table1.A1" office:value-type="string">
            <text:p text:style-name="P2"><text:span text:style-name="T2">T</text:span><text:span text:style-name="T8">he</text:span><text:span text:style-name="T2"> presentation. <text:s/>This is the part of the program that deals with how the data is displayed. <text:s/>It can be written for a </text:span><text:span text:style-name="T9">web page, the command line interface, a </text:span><text:span text:style-name="T2">GUI framework, or even a </text:span><text:span text:style-name="T9">different GUI framework</text:span><text:span text:style-name="T2">. </text:span><text:span text:style-name="T9">The presentation deals with the code that you need to build your visual interface.</text:span><text:span text:style-name="T2"> </text:span></text:p>
          </table:table-cell>
        </table:table-row>
        <table:table-row>
          <table:table-cell table:style-name="Table1.A1" office:value-type="string">
            <text:p text:style-name="P4">Controller</text:p>
          </table:table-cell>
          <table:table-cell table:style-name="Table1.A1" office:value-type="string">
            <text:p text:style-name="P2"><text:span text:style-name="T2">Th</text:span><text:span text:style-name="T8">e</text:span><text:span text:style-name="T2"> glue. <text:s/>This is the part of the program that joins the data with the presentation. <text:s/></text:span><text:span text:style-name="T9">The presentation layer shouldn’t know anything about the data layer and the data layer shouldn’t know anything about how to data is to be </text:span><text:span text:style-name="T10">viewed</text:span><text:span text:style-name="T9">. <text:s/>It’s the job of the controller to make calls to and receive data from the model and then push them to the presentation layer to display those changes.</text:span></text:p>
          </table:table-cell>
        </table:table-row>
      </table:table>
      <text:h text:style-name="P27" text:outline-level="2"><text:soft-page-break/>Design Patterns</text:h>
      <text:p text:style-name="P9"><text:span text:style-name="T35">D</text:span>esign Patterns is a term used to describe the “best practices” way of building or designing your software <text:span text:style-name="T47">to solve common design problems</text:span>. <text:s/>There are many different design patterns to choose from, <text:span text:style-name="T37">e</text:span>ach <text:span text:style-name="T40">design pattern is battle tested ways of building better programs that have been developed over decades of trial and error.</text:span></text:p>
      <text:h text:style-name="P31" text:outline-level="3">Classification of Design Patterns</text:h>
      <text:p text:style-name="P19"><text:span text:style-name="T46">Design patterns can be organized into three categories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Creational</text:p>
          </table:table-cell>
          <table:table-cell table:style-name="Table2.A1" office:value-type="string">
            <text:p text:style-name="P28">How an object can be created</text:p>
          </table:table-cell>
        </table:table-row>
        <table:table-row>
          <table:table-cell table:style-name="Table2.A1" office:value-type="string">
            <text:p text:style-name="P5">Structural</text:p>
          </table:table-cell>
          <table:table-cell table:style-name="Table2.A1" office:value-type="string">
            <text:p text:style-name="P28">How objects are connected and related to each other</text:p>
          </table:table-cell>
        </table:table-row>
        <table:table-row>
          <table:table-cell table:style-name="Table2.A1" office:value-type="string">
            <text:p text:style-name="P5">Behavioural</text:p>
          </table:table-cell>
          <table:table-cell table:style-name="Table2.A1" office:value-type="string">
            <text:p text:style-name="P28">How objects communicate with each other</text:p>
          </table:table-cell>
        </table:table-row>
      </table:table>
      <text:p text:style-name="P14"/>
      <text:p text:style-name="P13">The most popular book on the <text:span text:style-name="T42">subject is called </text:span><text:span text:style-name="T41">Design Patterns - Elements of Reusable Object-Oriented Software</text:span><text:span text:style-name="T42"> and was written by four authors </text:span><text:span text:style-name="T43">affectionately </text:span><text:span text:style-name="T42">known as the Gang of Four (GoF). <text:s/></text:span><text:span text:style-name="T44">As with every other topic, this one is a course all on its own, and I just wanted you to be aware of these concepts. <text:s/></text:span><text:span text:style-name="T45">We won’t be diving any deeper than this right now, but once you start learning how to code better, you’ll want to check this topic out further.</text:span></text:p>
      <text:h text:style-name="P25" text:outline-level="2">GUI <text:span text:style-name="T33">Programming</text:span></text:h>
      <text:p text:style-name="P11">Python has multiple GUI frameworks <text:span text:style-name="T48">available for you to </text:span>chose from. Tkinter is the standard <text:span text:style-name="T48">GUI toolkit supported directly by Python. <text:s/>However, like any tool the one you know best is the one that you can use the best. <text:s/>If you are a fan of open source/cross platform wxWidgets, then wxPython is an interface that allows you to work with wxWidgets. <text:s/>Likewise PyQT is available for those that are used to building GUIs in Qt and PyGTK for building GUIs in the cross platform/open source GTK.</text:span></text:p>
      <text:p text:style-name="P6">Tkinter Window Example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from tkinter import *</text:p>
            <text:p text:style-name="P29"/>
            <text:p text:style-name="P29">frame = Tk()</text:p>
            <text:p text:style-name="P29"/>
            <text:p text:style-name="P29">frame.mainloop()</text:p>
          </table:table-cell>
        </table:table-row>
      </table:table>
      <text:p text:style-name="P11"/>
      <text:p text:style-name="P7">Tkinter <text:span text:style-name="T51">Adding a Title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0">from tkinter import *</text:p>
            <text:p text:style-name="P30"/>
            <text:p text:style-name="P30">frame = Tk()</text:p>
            <text:p text:style-name="P30">frame.title("<text:span text:style-name="T50">Awesome Title</text:span>")</text:p>
            <text:p text:style-name="P30"/>
            <text:p text:style-name="P30">frame.mainloop()</text:p>
          </table:table-cell>
        </table:table-row>
      </table:table>
      <text:h text:style-name="P25" text:outline-level="2"><text:soft-page-break/>G<text:span text:style-name="T37">ame Programming</text:span></text:h>
      <text:p text:style-name="P23"><text:span text:style-name="T27">G</text:span><text:span text:style-name="T26">ame programming has driven the advancement of computer hardware like nothing else. <text:s/></text:span><text:span text:style-name="T30">The push for faster, better and stronger has been funded mostly through the gaming industry. <text:s/>Then every time they build it, the gaming industry absorbs it and wants more!</text:span></text:p>
      <text:h text:style-name="Heading_20_3" text:outline-level="3"><text:span text:style-name="T46">Gaming Engines</text:span> <text:s/></text:h>
      <text:p text:style-name="P22"><text:span text:style-name="T28">A gaming engine is a framework that </text:span><text:span text:style-name="T31">bundles</text:span><text:span text:style-name="T28"> </text:span><text:span text:style-name="T31">things like a </text:span><text:span text:style-name="T28">graphic-</text:span><text:span text:style-name="T31">engine for</text:span><text:span text:style-name="T28"> rendering </text:span><text:span text:style-name="T31">2D and 3D</text:span><text:span text:style-name="T28">, </text:span><text:span text:style-name="T29">animation, light/shadows, </text:span><text:span text:style-name="T28">physics-</text:span><text:span text:style-name="T31">engine</text:span><text:span text:style-name="T28"> </text:span><text:span text:style-name="T31">for</text:span><text:span text:style-name="T28"> simulated gravity, wind, </text:span><text:span text:style-name="T31">explosions</text:span><text:span text:style-name="T28">, sound-</text:span><text:span text:style-name="T31">engine to allow for 3D-like sound</text:span><text:span text:style-name="T28">, </text:span><text:span text:style-name="T31">and </text:span><text:span text:style-name="T28">memory management. <text:s/></text:span><text:span text:style-name="T29">Some popular gaming engines </text:span><text:span text:style-name="T31">include </text:span><text:span text:style-name="T29">Unreal </text:span><text:span text:style-name="T31">and </text:span><text:span text:style-name="T29">Unity. <text:s/></text:span><text:span text:style-name="T31">Some popular graphics engines include</text:span><text:span text:style-name="T29"> DirectX, </text:span><text:span text:style-name="T31">OpenGL and the all new open source, </text:span><text:span text:style-name="T29">cross platform </text:span><text:span text:style-name="T31">Vulkan.</text:span></text:p>
      <text:h text:style-name="P31" text:outline-level="3">Pygame</text:h>
      <text:p text:style-name="P21"><text:span text:style-name="T27">P</text:span><text:span text:style-name="T26">ygame is a cross-platform set of Python modules crated for writing video games in Python. <text:s/>It has been released as open source under the GNU Lesser General Public License (GLGPL). <text:s/></text:span><text:span text:style-name="T32">Pygame has lots of free tutorials on how to use it and build simple and fun games with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Geneva, Tahoma, Arial, Helvetica, sans-serif"/>
    <style:font-face style:name="arial" svg:font-family="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dc:date>2018-04-12T13:31:14.841010459</dc:date>
    <meta:editing-duration>P6DT18H26S</meta:editing-duration>
    <meta:editing-cycles>177</meta:editing-cycles>
    <dc:creator>Cory Hilliard</dc:creator>
    <meta:document-statistic meta:table-count="4" meta:image-count="0" meta:object-count="0" meta:page-count="4" meta:paragraph-count="51" meta:word-count="1315" meta:character-count="7894" meta:non-whitespace-character-count="6576"/>
  </office:meta>
</office:document-meta>
</file>